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aktikum Software-Engineering 1<text:tab/><text:tab/><text:tab/><text:tab/><text:tab/><text:tab/><text:tab/><text:tab/>18.11.2013</text:p>
      <text:p text:style-name="Standard"/>
      <text:p text:style-name="Standard">Termin 2</text:p>
      <text:p text:style-name="Standard"/>
      <text:p text:style-name="Standard">Swaneet Sahoo, Steffen Schweneker</text:p>
      <text:p text:style-name="Standard"/>
      <text:p text:style-name="Standard"/>
      <text:p text:style-name="Standard"/>
      <text:p text:style-name="Standard">Aufgabe 3: Geschäftsprozesse mit UML 2 Aktivitätsdiagrammen:</text:p>
      <text:p text:style-name="Standard"/>
      <text:p text:style-name="Standard">Wir haben <text:s/>UML Aktivitätsdiagramme ausgearbeitet die einerseits die Online-Reservierung abdecken diese beinhaltet die Kommunikation zwischen dem Gast und dem System.</text:p>
      <text:p text:style-name="Standard">Ausserdem ein UML <text:s/>Aktivitätsdiagramm das die Buchung vor Ort abdeckt diese beinhaltet Kommunikation zwischen dem Gast und der Rezeption sowie zwischen Rezeption und dem System. Der Übergang zwischen Reservierung und Buchung findet wie folgt statt: Sobald die Reservierungszeit endet und der Gast sein Zimmer nicht storniert hat wird das Zimmer als gebucht angesehen. Die Buchung vor Ort ist eine Reservierung die sofort in eine Buchung übergeht da der Gast das Zimmer sofort bezieht. Das Aus-checken aus dem Zimmer erfolgt automatisch nachdem die Buchungszeit vorbei ist deswegen haben wir dies nicht als UML Aktivitätsdiagramm gemacht.</text:p>
      <text:p text:style-name="Standard"/>
      <text:p text:style-name="Standard">Aufgabe 4: Dialogspezifikation:</text:p>
      <text:p text:style-name="Standard"/>
      <text:p text:style-name="Standard">„siehe Dialogspezifikation.pdf“</text:p>
      <text:p text:style-name="Standard"/>
      <text:p text:style-name="Standard">Aufgabe 5: Entwurf: Fachliche Architektur:</text:p>
      <text:p text:style-name="Standard"/>
      <text:p text:style-name="Standard">Die fachliche Architektur bezieht sich auf den Anwendungsfall Online-Reservierung aus der Aufgabe aus Termin 1. Auf äußerster Ebene haben wir den Anwendungskern mit Schnittstellen zu Nachbarsystemen wie der Buchhaltung die dafür zuständig ist das System mit Grundinformationen zu versorgen. Die nächste eben bildet die einzelnen Komponenten ab. Die Unterste Ebene wird von den einzelnen Entitäten sowie den Verwaltern und dem Anwendungsf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fen Schweneker</meta:initial-creator>
    <meta:creation-date>2013-11-18T17:36:37</meta:creation-date>
    <meta:document-statistic meta:table-count="0" meta:image-count="0" meta:object-count="0" meta:page-count="1" meta:paragraph-count="10" meta:word-count="203" meta:character-count="1498"/>
    <dc:date>2013-11-18T18:06:11</dc:date>
    <dc:creator>Steffen Schweneker</dc:creator>
    <meta:editing-duration>PT14M23S</meta:editing-duration>
    <meta:editing-cycles>1</meta:editing-cycles>
    <meta:generator>OpenOffice.org/3.3$Unix OpenOffice.org_project/330m20$Build-9567</meta:generator>
  </office:meta>
</office:document-meta>
</file>